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GS [V]</text:p>
          </table:table-cell>
          <table:table-cell table:style-name="Default" office:value-type="string" calcext:value-type="string">
            <text:p>DS [V]</text:p>
          </table:table-cell>
          <table:table-cell table:style-name="Default" office:value-type="string" calcext:value-type="string">
            <text:p>ID [mA]</text:p>
          </table:table-cell>
          <table:table-cell/>
          <table:table-cell table:style-name="Default" office:value-type="string" calcext:value-type="string">
            <text:p>GS [V]</text:p>
          </table:table-cell>
          <table:table-cell table:style-name="Default" office:value-type="string" calcext:value-type="string">
            <text:p>DS [V]</text:p>
          </table:table-cell>
          <table:table-cell table:style-name="Default" office:value-type="string" calcext:value-type="string">
            <text:p>ID [mA]</text:p>
          </table:table-cell>
          <table:table-cell/>
          <table:table-cell office:value-type="string" calcext:value-type="string">
            <text:p>Linke Tabelle</text:p>
          </table:table-cell>
          <table:table-cell table:number-columns-repeated="2"/>
          <table:table-cell office:value-type="string" calcext:value-type="string">
            <text:p>Rechte Tabell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 &amp; &quot;,&quot;" office:value-type="string" office:string-value="0," calcext:value-type="string">
            <text:p>0,</text:p>
          </table:table-cell>
          <table:table-cell table:formula="of:=[.D4]&amp; &quot;,&quot;" office:value-type="string" office:string-value="0," calcext:value-type="string">
            <text:p>0,</text:p>
          </table:table-cell>
          <table:table-cell/>
          <table:table-cell table:formula="of:=[.F4] &amp; &quot;,&quot;" office:value-type="string" office:string-value="0," calcext:value-type="string">
            <text:p>0,</text:p>
          </table:table-cell>
          <table:table-cell table:formula="of:=[.H4] &amp; &quot;,&quot;" office:value-type="string" office:string-value="0," calcext:value-type="string">
            <text:p>0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66</text:p>
          </table:table-cell>
          <table:table-cell/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/>
          <table:table-cell table:formula="of:=[.C5] &amp; &quot;,&quot;" office:value-type="string" office:string-value="0.2," calcext:value-type="string">
            <text:p>0.2,</text:p>
          </table:table-cell>
          <table:table-cell table:formula="of:=[.D5]&amp; &quot;,&quot;" office:value-type="string" office:string-value="1.666," calcext:value-type="string">
            <text:p>1.666,</text:p>
          </table:table-cell>
          <table:table-cell/>
          <table:table-cell table:formula="of:=[.F5] &amp; &quot;,&quot;" office:value-type="string" office:string-value="0.1," calcext:value-type="string">
            <text:p>0.1,</text:p>
          </table:table-cell>
          <table:table-cell table:formula="of:=[.H5] &amp; &quot;,&quot;" office:value-type="string" office:string-value="0," calcext:value-type="string">
            <text:p>0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334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/>
          <table:table-cell table:formula="of:=[.C6] &amp; &quot;,&quot;" office:value-type="string" office:string-value="0.4," calcext:value-type="string">
            <text:p>0.4,</text:p>
          </table:table-cell>
          <table:table-cell table:formula="of:=[.D6]&amp; &quot;,&quot;" office:value-type="string" office:string-value="3.334," calcext:value-type="string">
            <text:p>3.334,</text:p>
          </table:table-cell>
          <table:table-cell/>
          <table:table-cell table:formula="of:=[.F6] &amp; &quot;,&quot;" office:value-type="string" office:string-value="0.2," calcext:value-type="string">
            <text:p>0.2,</text:p>
          </table:table-cell>
          <table:table-cell table:formula="of:=[.H6] &amp; &quot;,&quot;" office:value-type="string" office:string-value="0," calcext:value-type="string">
            <text:p>0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1</text:p>
          </table:table-cell>
          <table:table-cell/>
          <table:table-cell table:formula="of:=[.C7] &amp; &quot;,&quot;" office:value-type="string" office:string-value="0.6," calcext:value-type="string">
            <text:p>0.6,</text:p>
          </table:table-cell>
          <table:table-cell table:formula="of:=[.D7]&amp; &quot;,&quot;" office:value-type="string" office:string-value="5," calcext:value-type="string">
            <text:p>5,</text:p>
          </table:table-cell>
          <table:table-cell/>
          <table:table-cell table:formula="of:=[.F7] &amp; &quot;,&quot;" office:value-type="string" office:string-value="1.9," calcext:value-type="string">
            <text:p>1.9,</text:p>
          </table:table-cell>
          <table:table-cell table:formula="of:=[.H7] &amp; &quot;,&quot;" office:value-type="string" office:string-value="0.241," calcext:value-type="string">
            <text:p>0.241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56</text:p>
          </table:table-cell>
          <table:table-cell/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</text:p>
          </table:table-cell>
          <table:table-cell/>
          <table:table-cell table:formula="of:=[.C8] &amp; &quot;,&quot;" office:value-type="string" office:string-value="0.8," calcext:value-type="string">
            <text:p>0.8,</text:p>
          </table:table-cell>
          <table:table-cell table:formula="of:=[.D8]&amp; &quot;,&quot;" office:value-type="string" office:string-value="6.656," calcext:value-type="string">
            <text:p>6.656,</text:p>
          </table:table-cell>
          <table:table-cell/>
          <table:table-cell table:formula="of:=[.F8] &amp; &quot;,&quot;" office:value-type="string" office:string-value="2.0," calcext:value-type="string">
            <text:p>2.0,</text:p>
          </table:table-cell>
          <table:table-cell table:formula="of:=[.H8] &amp; &quot;,&quot;" office:value-type="string" office:string-value="0.67," calcext:value-type="string">
            <text:p>0.67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314</text:p>
          </table:table-cell>
          <table:table-cell/>
          <table:table-cell office:value-type="string" calcext:value-type="string">
            <text:p>2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18</text:p>
          </table:table-cell>
          <table:table-cell/>
          <table:table-cell table:formula="of:=[.C9] &amp; &quot;,&quot;" office:value-type="string" office:string-value="1.0," calcext:value-type="string">
            <text:p>1.0,</text:p>
          </table:table-cell>
          <table:table-cell table:formula="of:=[.D9]&amp; &quot;,&quot;" office:value-type="string" office:string-value="8.314," calcext:value-type="string">
            <text:p>8.314,</text:p>
          </table:table-cell>
          <table:table-cell/>
          <table:table-cell table:formula="of:=[.F9] &amp; &quot;,&quot;" office:value-type="string" office:string-value="2.1," calcext:value-type="string">
            <text:p>2.1,</text:p>
          </table:table-cell>
          <table:table-cell table:formula="of:=[.H9] &amp; &quot;,&quot;" office:value-type="string" office:string-value="1.518," calcext:value-type="string">
            <text:p>1.518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949</text:p>
          </table:table-cell>
          <table:table-cell/>
          <table:table-cell office:value-type="string" calcext:value-type="string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54</text:p>
          </table:table-cell>
          <table:table-cell/>
          <table:table-cell table:formula="of:=[.C10] &amp; &quot;,&quot;" office:value-type="string" office:string-value="1.2," calcext:value-type="string">
            <text:p>1.2,</text:p>
          </table:table-cell>
          <table:table-cell table:formula="of:=[.D10]&amp; &quot;,&quot;" office:value-type="string" office:string-value="9.949," calcext:value-type="string">
            <text:p>9.949,</text:p>
          </table:table-cell>
          <table:table-cell/>
          <table:table-cell table:formula="of:=[.F10] &amp; &quot;,&quot;" office:value-type="string" office:string-value="2.2," calcext:value-type="string">
            <text:p>2.2,</text:p>
          </table:table-cell>
          <table:table-cell table:formula="of:=[.H10] &amp; &quot;,&quot;" office:value-type="string" office:string-value="3.054," calcext:value-type="string">
            <text:p>3.054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1.58</text:p>
          </table:table-cell>
          <table:table-cell/>
          <table:table-cell office:value-type="string" calcext:value-type="string">
            <text:p>2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62</text:p>
          </table:table-cell>
          <table:table-cell/>
          <table:table-cell table:formula="of:=[.C11] &amp; &quot;,&quot;" office:value-type="string" office:string-value="1.4," calcext:value-type="string">
            <text:p>1.4,</text:p>
          </table:table-cell>
          <table:table-cell table:formula="of:=[.D11]&amp; &quot;,&quot;" office:value-type="string" office:string-value="11.58," calcext:value-type="string">
            <text:p>11.58,</text:p>
          </table:table-cell>
          <table:table-cell/>
          <table:table-cell table:formula="of:=[.F11] &amp; &quot;,&quot;" office:value-type="string" office:string-value="2.3," calcext:value-type="string">
            <text:p>2.3,</text:p>
          </table:table-cell>
          <table:table-cell table:formula="of:=[.H11] &amp; &quot;,&quot;" office:value-type="string" office:string-value="5.162," calcext:value-type="string">
            <text:p>5.162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3.22</text:p>
          </table:table-cell>
          <table:table-cell/>
          <table:table-cell office:value-type="string" calcext:value-type="string">
            <text:p>2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765</text:p>
          </table:table-cell>
          <table:table-cell/>
          <table:table-cell table:formula="of:=[.C12] &amp; &quot;,&quot;" office:value-type="string" office:string-value="1.6," calcext:value-type="string">
            <text:p>1.6,</text:p>
          </table:table-cell>
          <table:table-cell table:formula="of:=[.D12]&amp; &quot;,&quot;" office:value-type="string" office:string-value="13.22," calcext:value-type="string">
            <text:p>13.22,</text:p>
          </table:table-cell>
          <table:table-cell/>
          <table:table-cell table:formula="of:=[.F12] &amp; &quot;,&quot;" office:value-type="string" office:string-value="2.4," calcext:value-type="string">
            <text:p>2.4,</text:p>
          </table:table-cell>
          <table:table-cell table:formula="of:=[.H12] &amp; &quot;,&quot;" office:value-type="string" office:string-value="7.765," calcext:value-type="string">
            <text:p>7.765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.78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96</text:p>
          </table:table-cell>
          <table:table-cell/>
          <table:table-cell table:formula="of:=[.C13] &amp; &quot;,&quot;" office:value-type="string" office:string-value="1.8," calcext:value-type="string">
            <text:p>1.8,</text:p>
          </table:table-cell>
          <table:table-cell table:formula="of:=[.D13]&amp; &quot;,&quot;" office:value-type="string" office:string-value="14.78," calcext:value-type="string">
            <text:p>14.78,</text:p>
          </table:table-cell>
          <table:table-cell/>
          <table:table-cell table:formula="of:=[.F13] &amp; &quot;,&quot;" office:value-type="string" office:string-value="2.5," calcext:value-type="string">
            <text:p>2.5,</text:p>
          </table:table-cell>
          <table:table-cell table:formula="of:=[.H13] &amp; &quot;,&quot;" office:value-type="string" office:string-value="10.96," calcext:value-type="string">
            <text:p>10.96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.38</text:p>
          </table:table-cell>
          <table:table-cell/>
          <table:table-cell office:value-type="string" calcext:value-type="string">
            <text:p>2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28</text:p>
          </table:table-cell>
          <table:table-cell/>
          <table:table-cell table:formula="of:=[.C14] &amp; &quot;,&quot;" office:value-type="string" office:string-value="2.0," calcext:value-type="string">
            <text:p>2.0,</text:p>
          </table:table-cell>
          <table:table-cell table:formula="of:=[.D14]&amp; &quot;,&quot;" office:value-type="string" office:string-value="16.38," calcext:value-type="string">
            <text:p>16.38,</text:p>
          </table:table-cell>
          <table:table-cell/>
          <table:table-cell table:formula="of:=[.F14] &amp; &quot;,&quot;" office:value-type="string" office:string-value="2.6," calcext:value-type="string">
            <text:p>2.6,</text:p>
          </table:table-cell>
          <table:table-cell table:formula="of:=[.H14] &amp; &quot;,&quot;" office:value-type="string" office:string-value="14.28," calcext:value-type="string">
            <text:p>14.28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.0</text:p>
          </table:table-cell>
          <table:table-cell/>
          <table:table-cell office:value-type="string" calcext:value-type="string">
            <text:p>2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3</text:p>
          </table:table-cell>
          <table:table-cell/>
          <table:table-cell table:formula="of:=[.C15] &amp; &quot;,&quot;" office:value-type="string" office:string-value="2.2," calcext:value-type="string">
            <text:p>2.2,</text:p>
          </table:table-cell>
          <table:table-cell table:formula="of:=[.D15]&amp; &quot;,&quot;" office:value-type="string" office:string-value="18.0," calcext:value-type="string">
            <text:p>18.0,</text:p>
          </table:table-cell>
          <table:table-cell/>
          <table:table-cell table:formula="of:=[.F15] &amp; &quot;,&quot;" office:value-type="string" office:string-value="2.7," calcext:value-type="string">
            <text:p>2.7,</text:p>
          </table:table-cell>
          <table:table-cell table:formula="of:=[.H15] &amp; &quot;,&quot;" office:value-type="string" office:string-value="17.83," calcext:value-type="string">
            <text:p>17.83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9.56</text:p>
          </table:table-cell>
          <table:table-cell/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7</text:p>
          </table:table-cell>
          <table:table-cell/>
          <table:table-cell table:formula="of:=[.C16] &amp; &quot;,&quot;" office:value-type="string" office:string-value="2.4," calcext:value-type="string">
            <text:p>2.4,</text:p>
          </table:table-cell>
          <table:table-cell table:formula="of:=[.D16]&amp; &quot;,&quot;" office:value-type="string" office:string-value="19.56," calcext:value-type="string">
            <text:p>19.56,</text:p>
          </table:table-cell>
          <table:table-cell/>
          <table:table-cell table:formula="of:=[.F16] &amp; &quot;,&quot;" office:value-type="string" office:string-value="2.8," calcext:value-type="string">
            <text:p>2.8,</text:p>
          </table:table-cell>
          <table:table-cell table:formula="of:=[.H16] &amp; &quot;,&quot;" office:value-type="string" office:string-value="21.37," calcext:value-type="string">
            <text:p>21.37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34</text:p>
          </table:table-cell>
          <table:table-cell/>
          <table:table-cell table:formula="of:=[.C17] &amp; &quot;,&quot;" office:value-type="string" office:string-value="2.6," calcext:value-type="string">
            <text:p>2.6,</text:p>
          </table:table-cell>
          <table:table-cell table:formula="of:=[.D17]&amp; &quot;,&quot;" office:value-type="string" office:string-value="21.13," calcext:value-type="string">
            <text:p>21.13,</text:p>
          </table:table-cell>
          <table:table-cell/>
          <table:table-cell table:formula="of:=[.F17] &amp; &quot;,&quot;" office:value-type="string" office:string-value="2.9," calcext:value-type="string">
            <text:p>2.9,</text:p>
          </table:table-cell>
          <table:table-cell table:formula="of:=[.H17] &amp; &quot;,&quot;" office:value-type="string" office:string-value="23.34," calcext:value-type="string">
            <text:p>23.34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2.64</text:p>
          </table:table-cell>
          <table:table-cell/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1</text:p>
          </table:table-cell>
          <table:table-cell/>
          <table:table-cell table:formula="of:=[.C18] &amp; &quot;,&quot;" office:value-type="string" office:string-value="2.8," calcext:value-type="string">
            <text:p>2.8,</text:p>
          </table:table-cell>
          <table:table-cell table:formula="of:=[.D18]&amp; &quot;,&quot;" office:value-type="string" office:string-value="22.64," calcext:value-type="string">
            <text:p>22.64,</text:p>
          </table:table-cell>
          <table:table-cell/>
          <table:table-cell table:formula="of:=[.F18] &amp; &quot;,&quot;" office:value-type="string" office:string-value="3.0," calcext:value-type="string">
            <text:p>3.0,</text:p>
          </table:table-cell>
          <table:table-cell table:formula="of:=[.H18] &amp; &quot;,&quot;" office:value-type="string" office:string-value="24.1," calcext:value-type="string">
            <text:p>24.1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3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/>
          <table:table-cell table:formula="of:=[.C19] &amp; &quot;,&quot;" office:value-type="string" office:string-value="3.0," calcext:value-type="string">
            <text:p>3.0,</text:p>
          </table:table-cell>
          <table:table-cell table:formula="of:=[.D19]&amp; &quot;,&quot;" office:value-type="string" office:string-value="24.13," calcext:value-type="string">
            <text:p>24.13,</text:p>
          </table:table-cell>
          <table:table-cell/>
          <table:table-cell table:formula="of:=[.F19] &amp; &quot;,&quot;" office:value-type="string" office:string-value="3.1," calcext:value-type="string">
            <text:p>3.1,</text:p>
          </table:table-cell>
          <table:table-cell table:formula="of:=[.H19] &amp; &quot;,&quot;" office:value-type="string" office:string-value="24.5," calcext:value-type="string">
            <text:p>24.5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7.41</text:p>
          </table:table-cell>
          <table:table-cell/>
          <table:table-cell office:value-type="string" calcext:value-type="string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72</text:p>
          </table:table-cell>
          <table:table-cell/>
          <table:table-cell table:formula="of:=[.C20] &amp; &quot;,&quot;" office:value-type="string" office:string-value="3.5," calcext:value-type="string">
            <text:p>3.5,</text:p>
          </table:table-cell>
          <table:table-cell table:formula="of:=[.D20]&amp; &quot;,&quot;" office:value-type="string" office:string-value="27.41," calcext:value-type="string">
            <text:p>27.41,</text:p>
          </table:table-cell>
          <table:table-cell/>
          <table:table-cell table:formula="of:=[.F20] &amp; &quot;,&quot;" office:value-type="string" office:string-value="3.2," calcext:value-type="string">
            <text:p>3.2,</text:p>
          </table:table-cell>
          <table:table-cell table:formula="of:=[.H20] &amp; &quot;,&quot;" office:value-type="string" office:string-value="24.72," calcext:value-type="string">
            <text:p>24.72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9.63</text:p>
          </table:table-cell>
          <table:table-cell/>
          <table:table-cell office:value-type="string" calcext:value-type="string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15</text:p>
          </table:table-cell>
          <table:table-cell/>
          <table:table-cell table:formula="of:=[.C21] &amp; &quot;,&quot;" office:value-type="string" office:string-value="4.0," calcext:value-type="string">
            <text:p>4.0,</text:p>
          </table:table-cell>
          <table:table-cell table:formula="of:=[.D21]&amp; &quot;,&quot;" office:value-type="string" office:string-value="29.63," calcext:value-type="string">
            <text:p>29.63,</text:p>
          </table:table-cell>
          <table:table-cell/>
          <table:table-cell table:formula="of:=[.F21] &amp; &quot;,&quot;" office:value-type="string" office:string-value="3.5," calcext:value-type="string">
            <text:p>3.5,</text:p>
          </table:table-cell>
          <table:table-cell table:formula="of:=[.H21] &amp; &quot;,&quot;" office:value-type="string" office:string-value="25.15," calcext:value-type="string">
            <text:p>25.15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67</text:p>
          </table:table-cell>
          <table:table-cell/>
          <table:table-cell office:value-type="string" calcext:value-type="string">
            <text:p>4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43</text:p>
          </table:table-cell>
          <table:table-cell/>
          <table:table-cell table:formula="of:=[.C22] &amp; &quot;,&quot;" office:value-type="string" office:string-value="5.0," calcext:value-type="string">
            <text:p>5.0,</text:p>
          </table:table-cell>
          <table:table-cell table:formula="of:=[.D22]&amp; &quot;,&quot;" office:value-type="string" office:string-value="30.67," calcext:value-type="string">
            <text:p>30.67,</text:p>
          </table:table-cell>
          <table:table-cell/>
          <table:table-cell table:formula="of:=[.F22] &amp; &quot;,&quot;" office:value-type="string" office:string-value="4.0," calcext:value-type="string">
            <text:p>4.0,</text:p>
          </table:table-cell>
          <table:table-cell table:formula="of:=[.H22] &amp; &quot;,&quot;" office:value-type="string" office:string-value="25.43," calcext:value-type="string">
            <text:p>25.43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1.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1.8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GS [V]</text:p>
          </table:table-cell>
          <table:table-cell table:style-name="Default" office:value-type="string" calcext:value-type="string">
            <text:p>DS [V]</text:p>
          </table:table-cell>
          <table:table-cell table:style-name="Default" office:value-type="string" calcext:value-type="string">
            <text:p>ID [mA]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formula="of:=[.C29] &amp; &quot;,&quot;" office:value-type="string" office:string-value="0," calcext:value-type="string">
            <text:p>0,</text:p>
          </table:table-cell>
          <table:table-cell table:style-name="Default" table:formula="of:=[.D29] &amp;&quot;,&quot;" office:value-type="string" office:string-value="0," calcext:value-type="string">
            <text:p>0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9</text:p>
          </table:table-cell>
          <table:table-cell/>
          <table:table-cell table:style-name="Default" table:formula="of:=[.C30] &amp; &quot;,&quot;" office:value-type="string" office:string-value="0.2," calcext:value-type="string">
            <text:p>0.2,</text:p>
          </table:table-cell>
          <table:table-cell table:style-name="Default" table:formula="of:=[.D30] &amp;&quot;,&quot;" office:value-type="string" office:string-value="1.59," calcext:value-type="string">
            <text:p>1.59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178</text:p>
          </table:table-cell>
          <table:table-cell/>
          <table:table-cell table:style-name="Default" table:formula="of:=[.C31] &amp; &quot;,&quot;" office:value-type="string" office:string-value="0.4," calcext:value-type="string">
            <text:p>0.4,</text:p>
          </table:table-cell>
          <table:table-cell table:style-name="Default" table:formula="of:=[.D31] &amp;&quot;,&quot;" office:value-type="string" office:string-value="3.178," calcext:value-type="string">
            <text:p>3.178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729</text:p>
          </table:table-cell>
          <table:table-cell/>
          <table:table-cell table:style-name="Default" table:formula="of:=[.C32] &amp; &quot;,&quot;" office:value-type="string" office:string-value="0.6," calcext:value-type="string">
            <text:p>0.6,</text:p>
          </table:table-cell>
          <table:table-cell table:style-name="Default" table:formula="of:=[.D32] &amp;&quot;,&quot;" office:value-type="string" office:string-value="4.729," calcext:value-type="string">
            <text:p>4.729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93</text:p>
          </table:table-cell>
          <table:table-cell/>
          <table:table-cell table:style-name="Default" table:formula="of:=[.C33] &amp; &quot;,&quot;" office:value-type="string" office:string-value="0.8," calcext:value-type="string">
            <text:p>0.8,</text:p>
          </table:table-cell>
          <table:table-cell table:style-name="Default" table:formula="of:=[.D33] &amp;&quot;,&quot;" office:value-type="string" office:string-value="6.193," calcext:value-type="string">
            <text:p>6.193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644</text:p>
          </table:table-cell>
          <table:table-cell/>
          <table:table-cell table:style-name="Default" table:formula="of:=[.C34] &amp; &quot;,&quot;" office:value-type="string" office:string-value="1.0," calcext:value-type="string">
            <text:p>1.0,</text:p>
          </table:table-cell>
          <table:table-cell table:style-name="Default" table:formula="of:=[.D34] &amp;&quot;,&quot;" office:value-type="string" office:string-value="7.644," calcext:value-type="string">
            <text:p>7.644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.857</text:p>
          </table:table-cell>
          <table:table-cell/>
          <table:table-cell table:style-name="Default" table:formula="of:=[.C35] &amp; &quot;,&quot;" office:value-type="string" office:string-value="1.2," calcext:value-type="string">
            <text:p>1.2,</text:p>
          </table:table-cell>
          <table:table-cell table:style-name="Default" table:formula="of:=[.D35] &amp;&quot;,&quot;" office:value-type="string" office:string-value="8.857," calcext:value-type="string">
            <text:p>8.857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9.821</text:p>
          </table:table-cell>
          <table:table-cell/>
          <table:table-cell table:style-name="Default" table:formula="of:=[.C36] &amp; &quot;,&quot;" office:value-type="string" office:string-value="1.4," calcext:value-type="string">
            <text:p>1.4,</text:p>
          </table:table-cell>
          <table:table-cell table:style-name="Default" table:formula="of:=[.D36] &amp;&quot;,&quot;" office:value-type="string" office:string-value="9.821," calcext:value-type="string">
            <text:p>9.821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0.34</text:p>
          </table:table-cell>
          <table:table-cell/>
          <table:table-cell table:style-name="Default" table:formula="of:=[.C37] &amp; &quot;,&quot;" office:value-type="string" office:string-value="1.6," calcext:value-type="string">
            <text:p>1.6,</text:p>
          </table:table-cell>
          <table:table-cell table:style-name="Default" table:formula="of:=[.D37] &amp;&quot;,&quot;" office:value-type="string" office:string-value="10.34," calcext:value-type="string">
            <text:p>10.34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56</text:p>
          </table:table-cell>
          <table:table-cell/>
          <table:table-cell table:style-name="Default" table:formula="of:=[.C38] &amp; &quot;,&quot;" office:value-type="string" office:string-value="1.8," calcext:value-type="string">
            <text:p>1.8,</text:p>
          </table:table-cell>
          <table:table-cell table:style-name="Default" table:formula="of:=[.D38] &amp;&quot;,&quot;" office:value-type="string" office:string-value="10.56," calcext:value-type="string">
            <text:p>10.56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66</text:p>
          </table:table-cell>
          <table:table-cell/>
          <table:table-cell table:style-name="Default" table:formula="of:=[.C39] &amp; &quot;,&quot;" office:value-type="string" office:string-value="2.0," calcext:value-type="string">
            <text:p>2.0,</text:p>
          </table:table-cell>
          <table:table-cell table:style-name="Default" table:formula="of:=[.D39] &amp;&quot;,&quot;" office:value-type="string" office:string-value="10.66," calcext:value-type="string">
            <text:p>10.66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2.5</text:p>
          </table:table-cell>
          <table:table-cell office:value-type="string" calcext:value-type="string">
            <text:p>10.79</text:p>
          </table:table-cell>
          <table:table-cell/>
          <table:table-cell table:style-name="Default" table:formula="of:=[.C40] &amp; &quot;,&quot;" office:value-type="string" office:string-value="2.5," calcext:value-type="string">
            <text:p>2.5,</text:p>
          </table:table-cell>
          <table:table-cell table:style-name="Default" table:formula="of:=[.D40] &amp;&quot;,&quot;" office:value-type="string" office:string-value="10.79," calcext:value-type="string">
            <text:p>10.79,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90</text:p>
          </table:table-cell>
          <table:table-cell/>
          <table:table-cell table:style-name="Default" table:formula="of:=[.C41] &amp; &quot;,&quot;" office:value-type="string" office:string-value="3.0," calcext:value-type="string">
            <text:p>3.0,</text:p>
          </table:table-cell>
          <table:table-cell table:style-name="Default" table:formula="of:=[.D41] &amp;&quot;,&quot;" office:value-type="string" office:string-value="10.90," calcext:value-type="string">
            <text:p>10.90,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4" number:grouping="true"/>
    </number:number-style>
    <number:number-style style:name="N110">
      <number:number number:decimal-places="4" loext:min-decimal-places="4" number:min-integer-digits="2" number:grouping="true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.00.0000</text:date>, <text:time style:data-style-name="N2" text:time-value="18:06:40.4794934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8:06:50.469657397</meta:creation-date>
    <dc:date>2018-05-24T18:16:34.364689313</dc:date>
    <meta:editing-duration>PT21M21S</meta:editing-duration>
    <meta:editing-cycles>4</meta:editing-cycles>
    <meta:generator>LibreOffice/5.1.6.2$Linux_X86_64 LibreOffice_project/10m0$Build-2</meta:generator>
    <meta:document-statistic meta:table-count="1" meta:cell-count="275" meta:object-count="0"/>
  </office:meta>
</office:document-meta>
</file>